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layout-cache" manifest:media-type="application/binary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erif" svg:font-family="'DejaVu Serif'" style:font-family-generic="roman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Liberation Serif2" svg:font-family="'Liberation Serif'" style:font-family-generic="roman"/>
    <style:font-face style:name="Liberation Serif3" svg:font-family="'Liberation Serif', 'Times New Roman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d46dc" officeooo:paragraph-rsid="000d46d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0d46dc" officeooo:paragraph-rsid="000d46dc" style:font-size-asian="11.3500003814697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weight="normal" officeooo:rsid="0010558a" officeooo:paragraph-rsid="0010558a" style:font-size-asian="11.3500003814697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115d75" officeooo:paragraph-rsid="00115d75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bold" officeooo:rsid="000d46dc" officeooo:paragraph-rsid="000d46dc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Liberation Serif" fo:font-size="13pt" fo:font-weight="normal" officeooo:rsid="0010558a" officeooo:paragraph-rsid="0010558a" style:font-name-asian="Droid Sans Fallback1" style:font-size-asian="11.3500003814697pt" style:font-weight-asian="normal" style:font-name-complex="Droid Sans Devanagari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Liberation Serif" fo:font-size="13pt" fo:font-weight="normal" officeooo:rsid="00115d75" officeooo:paragraph-rsid="00115d75" style:font-name-asian="Droid Sans Fallback1" style:font-size-asian="11.3500003814697pt" style:font-weight-asian="normal" style:font-name-complex="Droid Sans Devanagari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position="0% 100%" style:font-name="Liberation Serif" fo:font-size="13pt" fo:font-weight="normal" officeooo:rsid="0011be63" officeooo:paragraph-rsid="0011be63" style:font-name-asian="Droid Sans Fallback1" style:font-size-asian="11.3500003814697pt" style:font-weight-asian="normal" style:font-name-complex="Droid Sans Devanagari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position="0% 100%" style:font-name="Liberation Serif" fo:font-size="13pt" fo:font-weight="normal" officeooo:rsid="0011c98e" officeooo:paragraph-rsid="0011c98e" style:font-name-asian="Droid Sans Fallback1" style:font-size-asian="11.3500003814697pt" style:font-weight-asian="normal" style:font-name-complex="Droid Sans Devanagari" style:font-size-complex="13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" fo:font-size="13pt" fo:font-weight="normal" officeooo:rsid="0013bca2" officeooo:paragraph-rsid="0013bca2" style:font-name-asian="Droid Sans Fallback1" style:font-size-asian="11.3500003814697pt" style:font-weight-asian="normal" style:font-name-complex="Droid Sans Devanagari" style:font-size-complex="1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position="0% 100%" style:font-name="Liberation Serif" fo:font-size="13pt" fo:font-weight="normal" officeooo:rsid="001426f5" officeooo:paragraph-rsid="001426f5" style:font-name-asian="Droid Sans Fallback1" style:font-size-asian="11.3500003814697pt" style:font-weight-asian="normal" style:font-name-complex="Droid Sans Devanagari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position="0% 100%" style:font-name="Liberation Serif" fo:font-size="13pt" fo:font-weight="bold" officeooo:rsid="00115d75" officeooo:paragraph-rsid="00115d75" style:font-name-asian="Droid Sans Fallback1" style:font-size-asian="11.3500003814697pt" style:font-weight-asian="bold" style:font-name-complex="Droid Sans Devanagari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position="0% 100%" style:font-name="Liberation Serif" fo:font-size="13pt" fo:font-weight="bold" officeooo:rsid="0013bca2" officeooo:paragraph-rsid="0013bca2" style:font-name-asian="Droid Sans Fallback1" style:font-size-asian="11.3500003814697pt" style:font-weight-asian="bold" style:font-name-complex="Droid Sans Devanagari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position="0% 100%" style:font-name="Liberation Serif" fo:font-size="13pt" fo:font-weight="bold" officeooo:rsid="001426f5" officeooo:paragraph-rsid="001426f5" style:font-name-asian="Droid Sans Fallback1" style:font-size-asian="11.3500003814697pt" style:font-weight-asian="bold" style:font-name-complex="Droid Sans Devanagari" style:font-size-complex="13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13pt" style:font-size-complex="13pt"/>
    </style:style>
    <style:style style:name="P16" style:family="paragraph">
      <style:paragraph-properties fo:text-align="center"/>
    </style:style>
    <style:style style:name="T1" style:family="text">
      <style:text-properties style:font-name="DejaVu Serif" style:font-name-asian="DejaVu Serif" style:font-name-complex="DejaVu Serif"/>
    </style:style>
    <style:style style:name="T2" style:family="text">
      <style:text-properties style:font-name="Liberation Serif" style:font-name-asian="Droid Sans Fallback1" style:font-name-complex="Droid Sans Devanagari"/>
    </style:style>
    <style:style style:name="T3" style:family="text">
      <style:text-properties style:text-position="sub 58%" style:font-name="Liberation Serif" style:font-name-asian="Droid Sans Fallback1" style:font-name-complex="Droid Sans Devanagari"/>
    </style:style>
    <style:style style:name="T4" style:family="text">
      <style:text-properties style:text-position="sub 58%" fo:font-weight="bold" style:font-weight-asian="bold" style:font-weight-complex="bold"/>
    </style:style>
    <style:style style:name="T5" style:family="text">
      <style:text-properties style:text-position="0% 100%" style:font-name="Liberation Serif" style:font-name-asian="Droid Sans Fallback1" style:font-name-complex="Droid Sans Devanagari"/>
    </style:style>
    <style:style style:name="T6" style:family="text">
      <style:text-properties style:text-position="0% 100%" style:font-name="Liberation Serif" fo:font-weight="bold" style:font-name-asian="Droid Sans Fallback1" style:font-weight-asian="bold" style:font-name-complex="Droid Sans Devanagari" style:font-weight-complex="bold"/>
    </style:style>
    <style:style style:name="T7" style:family="text">
      <style:text-properties style:text-position="0% 100%" style:font-name="DejaVu Serif" style:font-name-asian="DejaVu Serif" style:font-name-complex="DejaVu Serif"/>
    </style:style>
    <style:style style:name="T8" style:family="text">
      <style:text-properties style:text-position="super 58%" style:font-name="Liberation Serif" style:font-name-asian="Droid Sans Fallback1" style:font-name-complex="Droid Sans Devanagari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style:font-name="DejaVu Serif" style:font-name-asian="DejaVu Serif" style:font-name-complex="DejaVu Serif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Liberation Serif2"/>
    </style:style>
    <style:style style:name="T13" style:family="text">
      <style:text-properties style:font-name="Liberation Serif2" style:font-name-asian="Liberation Serif2" style:font-name-complex="Liberation Serif2"/>
    </style:style>
    <style:style style:name="T14" style:family="text">
      <style:text-properties style:font-name="Liberation Serif2" officeooo:rsid="001426f5"/>
    </style:style>
    <style:style style:name="T15" style:family="text">
      <style:text-properties style:font-name="Liberation Serif" fo:font-size="12pt" style:font-size-asian="12pt" style:font-size-complex="12pt"/>
    </style:style>
    <style:style style:name="T16" style:family="text">
      <style:text-properties style:font-name="Liberation Serif1" fo:font-size="13pt" style:font-name-complex="Liberation Serif1" style:font-size-complex="13pt"/>
    </style:style>
    <style:style style:name="T17" style:family="text">
      <style:text-properties style:font-name="Liberation Serif1" fo:font-size="13pt" style:font-name-asian="Liberation Serif1" style:font-name-complex="Liberation Serif1" style:font-size-complex="13pt"/>
    </style:style>
    <style:style style:name="T18" style:family="text">
      <style:text-properties style:text-position="sub 58%" style:font-name="Liberation Serif1" fo:font-size="13pt" style:font-name-asian="Liberation Serif1" style:font-name-complex="Liberation Serif1" style:font-size-complex="13pt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fo:padding="0.1in" fo:border="0.79pt solid #000000" draw:ole-draw-aspect="1"/>
    </style:style>
    <style:style style:name="fr3" style:family="graphic" style:parent-style-name="Formula">
      <style:graphic-properties style:vertical-pos="from-top" fo:padding="0.1201in" fo:border="none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.1799in" fo:margin-right="0.1799in" fo:margin-top="0.1799in" fo:margin-bottom="0.1799in" style:wrap="parallel" style:number-wrapped-paragraphs="no-limit" style:wrap-contour="false" style:vertical-pos="from-top" style:horizontal-pos="from-left" style:horizontal-rel="paragraph-content" fo:padding="0.1402in" fo:border="1.81pt solid #111111" draw:wrap-influence-on-position="once-concurrent" loext:allow-overlap="true" draw:ole-draw-aspect="1"/>
    </style:style>
    <style:style style:name="gr1" style:family="graphic">
      <style:graphic-properties draw:stroke="none" svg:stroke-color="#000000" draw:fill="none" draw:fill-color="#ffffff" fo:min-height="1.5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EMICAL CHANGES</text:p>
      <text:p text:style-name="P1"/>
      <text:p text:style-name="P2">If, A + B <text:span text:style-name="T1">⇌</text:span><text:span text:style-name="T2"> C , E.C.(Equilibrium Constant) = k</text:span></text:p>
      <text:p text:style-name="P2"><text:span text:style-name="T2">and C </text:span><text:span text:style-name="T1">⇌</text:span><text:span text:style-name="T2"> A + B where E.C = k’ </text:span></text:p>
      <text:p text:style-name="P2"><text:span text:style-name="T2">then</text:span><text:span text:style-name="T2"><draw:frame draw:style-name="fr4" draw:name="Object1" text:anchor-type="as-char" svg:y="-0.2437in" svg:width="0.4902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2">Relation between K</text:span><text:span text:style-name="T3">p </text:span><text:span text:style-name="T5">and K</text:span><text:span text:style-name="T3">c </text:span><text:span text:style-name="T5">:</text:span></text:p>
      <text:p text:style-name="P5"/>
      <text:p text:style-name="P5"><draw:line text:anchor-type="paragraph" draw:z-index="2" draw:name="Vertical line 1" draw:style-name="gr2" draw:text-style-name="P16" svg:x1="2.6189in" svg:y1="0.1772in" svg:x2="2.6189in" svg:y2="1.5626in"><text:p/></draw:line><draw:frame text:anchor-type="paragraph" draw:z-index="3" draw:name="Text Frame 2" draw:style-name="gr1" draw:text-style-name="P15" svg:width="3.7189in" svg:height="1.5835in" svg:x="2.8689in" svg:y="0.2866in"><draw:text-box><text:p><text:span text:style-name="T15">R = Gas Constant</text:span></text:p><text:p><text:span text:style-name="T15">T = Kelvin Temperature</text:span></text:p><text:p><text:span text:style-name="T16">Δ = </text:span><text:span text:style-name="T17">∑C</text:span><text:span text:style-name="T18">p </text:span><text:span text:style-name="T17">- ∑C</text:span><text:span text:style-name="T18">r</text:span></text:p><text:p><text:span text:style-name="T17"><text:s text:c="4"/></text:span><text:span text:style-name="T17">= (Sum of Coefficiant(s) of Product) – (Sum of <text:s text:c="3"/></text:span><text:span text:style-name="T17"><text:s text:c="5"/>Coefficiant(s) Reactant)</text:span></text:p></draw:text-box></draw:frame><draw:frame draw:style-name="fr5" draw:name="Object2" text:anchor-type="as-char" svg:y="-0.8264in" svg:width="1.4173in" svg:height="0.5634in" draw:z-index="1"><draw:object xlink:href="./Object 2" xlink:type="simple" xlink:show="embed" xlink:actuate="onLoad"/><draw:image xlink:href="./ObjectReplacements/Object 2" xlink:type="simple" xlink:show="embed" xlink:actuate="onLoad"/></draw:frame><text:tab/><text:tab/></text:p>
      <text:p text:style-name="P5"/>
      <text:p text:style-name="P5"/>
      <text:p text:style-name="P5"/>
      <text:p text:style-name="P5"/>
      <text:p text:style-name="P5"/>
      <text:p text:style-name="P3">if, lA + mB <text:span text:style-name="T1">⇌</text:span><text:span text:style-name="T2"> nC + oD where E.C = k</text:span></text:p>
      <text:p text:style-name="P3"><text:span text:style-name="T2">again, if, 2lA + 2mB </text:span><text:span text:style-name="T1">⇌</text:span><text:span text:style-name="T2"> 2nC + 2oD</text:span></text:p>
      <text:p text:style-name="P3"><text:span text:style-name="T2">then k’ = K</text:span><text:span text:style-name="T8">2</text:span><text:span text:style-name="T5"> </text:span></text:p>
      <text:p text:style-name="P3"><text:span text:style-name="T5">In other words if the Coefficients of a reaction is multiplied by </text:span><text:span text:style-name="T6">n</text:span><text:span text:style-name="T5"> , then</text:span></text:p>
      <text:p text:style-name="P3"><text:span text:style-name="T5">k’ = k</text:span><text:span text:style-name="T8">n </text:span><text:span text:style-name="T5"><text:s/></text:span></text:p>
      <text:p text:style-name="P6"/>
      <text:p text:style-name="P12">Kp and Kc:</text:p>
      <text:p text:style-name="P12"/>
      <text:p text:style-name="P12">If, a reaction is as follow -</text:p>
      <text:p text:style-name="P4"><text:span text:style-name="T5">aA + aB </text:span><text:span text:style-name="T7">⇌</text:span><text:span text:style-name="T5"> cC + dD</text:span></text:p>
      <text:p text:style-name="P7"/>
      <text:p text:style-name="P7"><draw:frame draw:style-name="fr4" draw:name="Object3" text:anchor-type="as-char" svg:y="-0.2728in" svg:width="1.0465in" svg:height="0.4508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7"><draw:frame draw:style-name="fr4" draw:name="Object4" text:anchor-type="as-char" svg:y="-0.2925in" svg:width="0.839in" svg:height="0.4898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7">P is the partial Pressure of their respected elements</text:p>
      <text:p text:style-name="P7"/>
      <text:p text:style-name="P7"><draw:frame draw:style-name="fr4" draw:name="Object5" text:anchor-type="as-char" svg:y="-0.1484in" svg:width="3.0193in" svg:height="0.183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p text:style-name="P7"><draw:frame draw:style-name="fr4" draw:name="Object6" text:anchor-type="as-char" svg:y="-0.2437in" svg:width="4.4693in" svg:height="0.3929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8"><text:span text:style-name="T1">●</text:span> <text:span text:style-name="T11">K</text:span><text:span text:style-name="T4">w <text:s/></text:span><text:span text:style-name="T11">of Water = 1 * 10</text:span><text:span text:style-name="T9">-14</text:span><text:span text:style-name="T11"> mol</text:span><text:span text:style-name="T9">2</text:span><text:span text:style-name="T11"> L</text:span><text:span text:style-name="T9">-2</text:span><text:span text:style-name="T11"> [If Temperature is 25C]</text:span></text:p>
      <text:p text:style-name="P8"><text:span text:style-name="T11"/></text:p>
      <text:p text:style-name="P8"><text:span text:style-name="T11"><draw:frame draw:style-name="fr1" draw:name="Object7" text:anchor-type="as-char" svg:y="-0.1484in" svg:width="1.1366in" svg:height="0.1898in" draw:z-index="8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9"><text:span text:style-name="T11"><draw:frame draw:style-name="fr1" draw:name="Object8" text:anchor-type="as-char" svg:y="-0.1484in" svg:width="1.3547in" svg:height="0.1898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oft-page-break/><text:span text:style-name="T11"><draw:frame draw:style-name="fr1" draw:name="Object9" text:anchor-type="as-char" svg:y="-0.2437in" svg:width="3.7071in" svg:height="0.3929in" draw:z-index="10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9"><text:span text:style-name="T11"/></text:p>
      <text:p text:style-name="P13">OSTWALD’S DILUTION LAW:</text:p>
      <text:p text:style-name="P10"><draw:frame draw:style-name="fr1" draw:name="Object10" text:anchor-type="as-char" svg:y="-0.2681in" svg:width="0.8902in" svg:height="0.4319in" draw:z-index="11"><draw:object xlink:href="./Object 10" xlink:type="simple" xlink:show="embed" xlink:actuate="onLoad"/><draw:image xlink:href="./ObjectReplacements/Object 10" xlink:type="simple" xlink:show="embed" xlink:actuate="onLoad"/></draw:frame><text:s/>if acid is so weak, <text:span text:style-name="T12">α &lt;&lt; </text:span><text:span text:style-name="T14">1</text:span><text:span text:style-name="T13"> so </text:span><text:span text:style-name="T13"><draw:frame draw:style-name="fr3" draw:name="Object12" text:anchor-type="as-char" svg:y="-0.2701in" svg:width="0.9965in" svg:height="0.4402in" draw:z-index="13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hence, </text:span><text:span text:style-name="T13"><draw:frame draw:style-name="fr2" draw:name="Object13" text:anchor-type="as-char" svg:y="-0.2835in" svg:width="0.9291in" svg:height="0.4547in" draw:z-index="14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0"><draw:frame draw:style-name="fr1" draw:name="Object11" text:anchor-type="as-char" svg:y="-0.2681in" svg:width="0.8902in" svg:height="0.4319in" draw:z-index="12"><draw:object xlink:href="./Object 11" xlink:type="simple" xlink:show="embed" xlink:actuate="onLoad"/><draw:image xlink:href="./ObjectReplacements/Object 11" xlink:type="simple" xlink:show="embed" xlink:actuate="onLoad"/></draw:frame>if base is so weak, <text:span text:style-name="T12">α &lt;&lt; </text:span><text:span text:style-name="T14">1</text:span><text:span text:style-name="T13"> so </text:span><text:span text:style-name="T13"><draw:frame draw:style-name="fr1" draw:name="Object14" text:anchor-type="as-char" svg:y="-0.152in" svg:width="0.7563in" svg:height="0.2in" draw:z-index="15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3">hence, </text:span><text:span text:style-name="T13"><draw:frame draw:style-name="fr2" draw:name="Object15" text:anchor-type="as-char" svg:y="-0.2835in" svg:width="0.9291in" svg:height="0.4547in" draw:z-index="16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10"><text:span text:style-name="T13"><draw:frame draw:style-name="fr1" draw:name="Object17" text:anchor-type="as-char" svg:y="-0.1484in" svg:width="1.1665in" svg:height="0.2091in" draw:z-index="18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<text:span text:style-name="T13"><draw:frame draw:style-name="fr1" draw:name="Object16" text:anchor-type="as-char" svg:y="-0.1484in" svg:width="3.5256in" svg:height="0.1839in" draw:z-index="17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0"><text:span text:style-name="T13"/></text:p>
      <text:p text:style-name="P14"><text:span text:style-name="T13">Buffer Solutions:</text:span></text:p>
      <text:p text:style-name="P14"><text:span text:style-name="T13"/></text:p>
      <text:p text:style-name="P11"><text:span text:style-name="T13"><draw:frame draw:style-name="fr1" draw:name="Object18" text:anchor-type="as-char" svg:y="-0.2437in" svg:width="2.9846in" svg:height="0.3929in" draw:z-index="19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11"><text:span text:style-name="T13"/></text:p>
      <text:p text:style-name="P11"><text:span text:style-name="T13"><draw:frame draw:style-name="fr1" draw:name="Object19" text:anchor-type="as-char" svg:y="-0.2492in" svg:width="4.2161in" svg:height="0.4035in" draw:z-index="20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1"><text:span text:style-name="T13"/></text:p>
      <text:p text:style-name="P11"><text:span text:style-name="T13"><draw:frame draw:style-name="fr1" draw:name="Object20" text:anchor-type="as-char" svg:y="-0.2437in" svg:width="5.4661in" svg:height="0.3929in" draw:z-index="21"><draw:object xlink:href="./Object 20" xlink:type="simple" xlink:show="embed" xlink:actuate="onLoad"/><draw:image xlink:href="./ObjectReplacements/Object 20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erif" svg:font-family="'DejaVu Serif'" style:font-family-generic="roman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roman" style:font-pitch="variable"/>
    <style:font-face style:name="Droid Sans Fallback1" svg:font-family="'Droid Sans Fallback'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/>
    <style:font-face style:name="Liberation Serif2" svg:font-family="'Liberation Serif'" style:font-family-generic="roman"/>
    <style:font-face style:name="Liberation Serif3" svg:font-family="'Liberation Serif', 'Times New Roman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1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6T03:59:29.943637044</meta:creation-date>
    <dc:date>2021-11-06T18:24:57.339509880</dc:date>
    <meta:editing-duration>PT17M9S</meta:editing-duration>
    <meta:editing-cycles>2</meta:editing-cycles>
    <meta:generator>LibreOffice/7.2.1.2$Linux_X86_64 LibreOffice_project/20$Build-2</meta:generator>
    <meta:document-statistic meta:table-count="0" meta:image-count="0" meta:object-count="20" meta:page-count="2" meta:paragraph-count="32" meta:word-count="150" meta:character-count="625" meta:non-whitespace-character-count="485"/>
  </office:meta>
</office:document-meta>
</file>

<file path=Object 1/content.xml><?xml version="1.0" encoding="utf-8"?>
<math xmlns="http://www.w3.org/1998/Math/MathML" display="block">
  <semantics>
    <mrow>
      <mi>k</mi>
      <mrow>
        <mi>'</mi>
        <mo stretchy="false">=</mo>
        <mfrac>
          <mn>1</mn>
          <mi>k</mi>
        </mfrac>
      </mrow>
    </mrow>
    <annotation encoding="StarMath 5.0">k' = 1 over k</annotation>
  </semantics>
</math>
</file>

<file path=Object 10/content.xml><?xml version="1.0" encoding="utf-8"?>
<math xmlns="http://www.w3.org/1998/Math/MathML" display="block">
  <semantics>
    <mrow>
      <msub>
        <mi>K</mi>
        <mi>a</mi>
      </msub>
      <mo stretchy="false">=</mo>
      <mfrac>
        <mrow>
          <mi>C</mi>
          <msup>
            <mi>α</mi>
            <mn>2</mn>
          </msup>
        </mrow>
        <mrow>
          <mo fence="true" form="prefix" stretchy="false">(</mo>
          <mrow>
            <mrow>
              <mn>1</mn>
              <mo stretchy="false">−</mo>
              <mi>α</mi>
            </mrow>
          </mrow>
          <mo fence="true" form="postfix" stretchy="false">)</mo>
        </mrow>
      </mfrac>
    </mrow>
    <annotation encoding="StarMath 5.0">K_a = {C %alpha^2 }over (1 - %alpha)</annotation>
  </semantics>
</math>
</file>

<file path=Object 11/content.xml><?xml version="1.0" encoding="utf-8"?>
<math xmlns="http://www.w3.org/1998/Math/MathML" display="block">
  <semantics>
    <mrow>
      <msub>
        <mi>K</mi>
        <mi>b</mi>
      </msub>
      <mo stretchy="false">=</mo>
      <mfrac>
        <mrow>
          <mi>C</mi>
          <msup>
            <mi>α</mi>
            <mn>2</mn>
          </msup>
        </mrow>
        <mrow>
          <mo fence="true" form="prefix" stretchy="false">(</mo>
          <mrow>
            <mrow>
              <mn>1</mn>
              <mo stretchy="false">−</mo>
              <mi>α</mi>
            </mrow>
          </mrow>
          <mo fence="true" form="postfix" stretchy="false">)</mo>
        </mrow>
      </mfrac>
    </mrow>
    <annotation encoding="StarMath 5.0">K_b = {C %alpha^2 } over ( 1 - %alpha )</annotation>
  </semantics>
</math>
</file>

<file path=Object 12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o stretchy="false">=</mo>
      <mn>1</mn>
    </mrow>
    <annotation encoding="StarMath 5.0">( 1 -%alpha ) = 1</annotation>
  </semantics>
</math>
</file>

<file path=Object 13/content.xml><?xml version="1.0" encoding="utf-8"?>
<math xmlns="http://www.w3.org/1998/Math/MathML" display="block">
  <semantics>
    <mrow>
      <mrow>
        <msub>
          <mi>K</mi>
          <mi>a</mi>
        </msub>
        <mo stretchy="false">=</mo>
        <mi>C</mi>
      </mrow>
      <msup>
        <mi>α</mi>
        <mn>2</mn>
      </msup>
    </mrow>
    <annotation encoding="StarMath 5.0">K_a = C %alpha^2</annotation>
  </semantics>
</math>
</file>

<file path=Object 14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−</mo>
            <mi>α</mi>
          </mrow>
        </mrow>
        <mo fence="true" form="postfix" stretchy="false">)</mo>
      </mrow>
      <mo stretchy="false">=</mo>
      <mn>1</mn>
    </mrow>
    <annotation encoding="StarMath 5.0">( 1 -%alpha ) = 1</annotation>
  </semantics>
</math>
</file>

<file path=Object 15/content.xml><?xml version="1.0" encoding="utf-8"?>
<math xmlns="http://www.w3.org/1998/Math/MathML" display="block">
  <semantics>
    <mrow>
      <mrow>
        <msub>
          <mi>K</mi>
          <mi>b</mi>
        </msub>
        <mo stretchy="false">=</mo>
        <mi>C</mi>
      </mrow>
      <msup>
        <mi>α</mi>
        <mn>2</mn>
      </msup>
    </mrow>
    <annotation encoding="StarMath 5.0">K_b = C %alpha^2</annotation>
  </semantics>
</math>
</file>

<file path=Object 16/content.xml><?xml version="1.0" encoding="utf-8"?>
<math xmlns="http://www.w3.org/1998/Math/MathML" display="block">
  <semantics>
    <mrow>
      <mrow>
        <mrow>
          <mi mathvariant="italic">pH</mi>
          <mo stretchy="false">+</mo>
          <mi mathvariant="italic">POH</mi>
        </mrow>
        <mo stretchy="false">=</mo>
        <mn>14</mn>
      </mrow>
      <mi>;</mi>
      <mi mathvariant="italic">if</mi>
      <mi mathvariant="italic">Temperature</mi>
      <mi mathvariant="italic">is</mi>
      <mn>25</mn>
      <mi mathvariant="italic">Degree</mi>
      <mi mathvariant="italic">Celcius</mi>
    </mrow>
    <annotation encoding="StarMath 5.0">pH + POH = 14; if Temperature is 25 Degree Celcius</annotation>
  </semantics>
</math>
</file>

<file path=Object 17/content.xml><?xml version="1.0" encoding="utf-8"?>
<math xmlns="http://www.w3.org/1998/Math/MathML" display="block">
  <semantics>
    <mrow>
      <mrow>
        <msub>
          <mi mathvariant="italic">pK</mi>
          <mi>a</mi>
        </msub>
        <mo stretchy="false">=</mo>
        <mrow>
          <mo stretchy="false">−</mo>
          <mi>log</mi>
        </mrow>
      </mrow>
      <mrow>
        <mo fence="true" form="prefix" stretchy="false">[</mo>
        <mrow>
          <msub>
            <mi>K</mi>
            <mi>a</mi>
          </msub>
        </mrow>
        <mo fence="true" form="postfix" stretchy="false">]</mo>
      </mrow>
    </mrow>
    <annotation encoding="StarMath 5.0">pK_a = -log[ K_a ]</annotation>
  </semantics>
</math>
</file>

<file path=Object 18/content.xml><?xml version="1.0" encoding="utf-8"?>
<math xmlns="http://www.w3.org/1998/Math/MathML" display="block">
  <semantics>
    <mrow>
      <mi mathvariant="italic">pH</mi>
      <mi mathvariant="italic">of</mi>
      <mrow>
        <mi mathvariant="italic">buffer</mi>
        <mo stretchy="false">=</mo>
        <mrow>
          <msub>
            <mi mathvariant="italic">pK</mi>
            <mi>a</mi>
          </msub>
          <mo stretchy="false">+</mo>
          <msub>
            <mi>log</mi>
            <mn>10</mn>
          </msub>
        </mrow>
      </mrow>
      <mfrac>
        <mtext>[Conjugate Base]</mtext>
        <mtext>   [Weak Acid]</mtext>
      </mfrac>
    </mrow>
    <annotation encoding="StarMath 5.0">pH of buffer = pK_a + log_10{ "[Conjugate Base]" over "   [Weak Acid]" }</annotation>
  </semantics>
</math>
</file>

<file path=Object 19/content.xml><?xml version="1.0" encoding="utf-8"?>
<math xmlns="http://www.w3.org/1998/Math/MathML" display="block">
  <semantics>
    <mrow>
      <mi mathvariant="italic">pH</mi>
      <mi mathvariant="italic">of</mi>
      <mrow>
        <mi mathvariant="italic">Bases</mi>
        <mo stretchy="false">=</mo>
        <mrow>
          <mn>14</mn>
          <mo stretchy="false">−</mo>
          <msub>
            <mi mathvariant="italic">pK</mi>
            <mi>b</mi>
          </msub>
          <mo stretchy="false">−</mo>
          <msub>
            <mi>log</mi>
            <mn>10</mn>
          </msub>
        </mrow>
      </mrow>
      <mfrac>
        <mrow>
          <mo fence="true" form="prefix" stretchy="false">[</mo>
          <mrow>
            <mrow>
              <mi mathvariant="italic">Conjugate</mi>
              <mi mathvariant="italic">Acid</mi>
              <mi mathvariant="italic">of</mi>
              <mi mathvariant="italic">Weak</mi>
              <mi mathvariant="italic">Base</mi>
            </mrow>
          </mrow>
          <mo fence="true" form="postfix" stretchy="false">]</mo>
        </mrow>
        <mrow>
          <mo fence="true" form="prefix" stretchy="false">[</mo>
          <mrow>
            <mrow>
              <mi mathvariant="italic">Weak</mi>
              <mi mathvariant="italic">Base</mi>
            </mrow>
          </mrow>
          <mo fence="true" form="postfix" stretchy="false">]</mo>
        </mrow>
      </mfrac>
    </mrow>
    <annotation encoding="StarMath 5.0">pH of Bases = 14 - pK_b - log_10 [ Conjugate Acid of Weak Base ] over [ Weak Base ]</annotation>
  </semantics>
</math>
</file>

<file path=Object 2/content.xml><?xml version="1.0" encoding="utf-8"?>
<math xmlns="http://www.w3.org/1998/Math/MathML" display="block">
  <semantics>
    <mrow>
      <mrow>
        <msub>
          <mi>K</mi>
          <mi>p</mi>
        </msub>
        <mo stretchy="false">=</mo>
        <msub>
          <mi>K</mi>
          <mi>c</mi>
        </msub>
      </mrow>
      <msup>
        <mrow>
          <mo fence="true" form="prefix" stretchy="false">(</mo>
          <mrow>
            <mi mathvariant="italic">RT</mi>
          </mrow>
          <mo fence="true" form="postfix" stretchy="false">)</mo>
        </mrow>
        <mrow>
          <mi mathvariant="normal">Δ</mi>
          <mi>n</mi>
        </mrow>
      </msup>
    </mrow>
    <annotation encoding="StarMath 5.0">K_p = K_c( RT )^ {%DELTA n}</annotation>
  </semantics>
</math>
</file>

<file path=Object 20/content.xml><?xml version="1.0" encoding="utf-8"?>
<math xmlns="http://www.w3.org/1998/Math/MathML" display="block">
  <semantics>
    <mrow>
      <mi mathvariant="italic">Buffer</mi>
      <mi mathvariant="italic">Capacity</mi>
      <mi>,</mi>
      <mrow>
        <mi>β</mi>
        <mo stretchy="false">=</mo>
        <mfrac>
          <mrow>
            <mi mathvariant="italic">Gram</mi>
            <mi mathvariant="italic">molecular</mi>
            <mi mathvariant="italic">number</mi>
            <mi mathvariant="italic">of</mi>
            <mrow>
              <mi mathvariant="italic">acide</mi>
              <mo stretchy="false">/</mo>
              <mi mathvariant="italic">base</mi>
            </mrow>
            <mi mathvariant="italic">solute</mi>
            <mtext>in 1 L solution</mtext>
          </mrow>
          <mrow>
            <mi mathvariant="italic">Changes</mi>
            <mi mathvariant="italic">of</mi>
            <mi mathvariant="italic">pH</mi>
          </mrow>
        </mfrac>
      </mrow>
    </mrow>
    <annotation encoding="StarMath 5.0">Buffer Capacity, %beta = { Gram molecular number of acide/base solute "in 1 L solution" } over { Changes of pH }</annotation>
  </semantics>
</math>
</file>

<file path=Object 3/content.xml><?xml version="1.0" encoding="utf-8"?>
<math xmlns="http://www.w3.org/1998/Math/MathML" display="block">
  <semantics>
    <mrow>
      <msub>
        <mi>K</mi>
        <mi>p</mi>
      </msub>
      <mo stretchy="false">=</mo>
      <mfrac>
        <mrow>
          <msup>
            <mrow>
              <mo fence="true" form="prefix" stretchy="false">[</mo>
              <mrow>
                <mi>C</mi>
              </mrow>
              <mo fence="true" form="postfix" stretchy="false">]</mo>
            </mrow>
            <mi>c</mi>
          </msup>
          <msup>
            <mrow>
              <mo fence="true" form="prefix" stretchy="false">[</mo>
              <mrow>
                <mi>D</mi>
              </mrow>
              <mo fence="true" form="postfix" stretchy="false">]</mo>
            </mrow>
            <mi>d</mi>
          </msup>
        </mrow>
        <mrow>
          <msup>
            <mrow>
              <mo fence="true" form="prefix" stretchy="false">[</mo>
              <mrow>
                <mi>A</mi>
              </mrow>
              <mo fence="true" form="postfix" stretchy="false">]</mo>
            </mrow>
            <mi>a</mi>
          </msup>
          <msup>
            <mrow>
              <mo fence="true" form="prefix" stretchy="false">[</mo>
              <mrow>
                <mi>B</mi>
              </mrow>
              <mo fence="true" form="postfix" stretchy="false">]</mo>
            </mrow>
            <mi>b</mi>
          </msup>
        </mrow>
      </mfrac>
    </mrow>
    <annotation encoding="StarMath 5.0">K_p = { [C]^c [D]^d} over { [A]^a [B]^b}</annotation>
  </semantics>
</math>
</file>

<file path=Object 4/content.xml><?xml version="1.0" encoding="utf-8"?>
<math xmlns="http://www.w3.org/1998/Math/MathML" display="block">
  <semantics>
    <mrow>
      <msub>
        <mi>K</mi>
        <mi>c</mi>
      </msub>
      <mo stretchy="false">=</mo>
      <mfrac>
        <mrow>
          <msubsup>
            <mi>P</mi>
            <mi>C</mi>
            <mi>c</mi>
          </msubsup>
          <msubsup>
            <mi>P</mi>
            <mi>D</mi>
            <mi>d</mi>
          </msubsup>
        </mrow>
        <mrow>
          <msubsup>
            <mi>P</mi>
            <mi>A</mi>
            <mi>a</mi>
          </msubsup>
          <msubsup>
            <mi>P</mi>
            <mi>B</mi>
            <mi>b</mi>
          </msubsup>
        </mrow>
      </mfrac>
    </mrow>
    <annotation encoding="StarMath 5.0">K_c = { P_C^c P_D^d} over { P_A^a P_B^b }</annotation>
  </semantics>
</math>
</file>

<file path=Object 5/content.xml><?xml version="1.0" encoding="utf-8"?>
<math xmlns="http://www.w3.org/1998/Math/MathML" display="block">
  <semantics>
    <mrow>
      <mo stretchy="false">∂</mo>
      <mrow>
        <mi mathvariant="italic">Pressure</mi>
        <mo stretchy="false">=</mo>
        <mi mathvariant="italic">Totatl</mi>
      </mrow>
      <mrow>
        <mi mathvariant="italic">Pressure</mi>
        <mo stretchy="false">×</mo>
        <mi mathvariant="italic">Mole</mi>
      </mrow>
      <mi mathvariant="italic">Fraction</mi>
    </mrow>
    <annotation encoding="StarMath 5.0">Partial Pressure = Totatl Pressure times Mole Fraction</annotation>
  </semantics>
</math>
</file>

<file path=Object 6/content.xml><?xml version="1.0" encoding="utf-8"?>
<math xmlns="http://www.w3.org/1998/Math/MathML" display="block">
  <semantics>
    <mrow>
      <mi mathvariant="italic">Mole</mi>
      <mi mathvariant="italic">fraction</mi>
      <mi mathvariant="italic">of</mi>
      <mi mathvariant="italic">an</mi>
      <mrow>
        <mi mathvariant="italic">element</mi>
        <mo stretchy="false">=</mo>
        <mfrac>
          <mrow>
            <mi mathvariant="italic">Number</mi>
            <mi mathvariant="italic">of</mi>
            <mi mathvariant="italic">moles</mi>
            <mi mathvariant="italic">of</mi>
            <mi mathvariant="italic">that</mi>
            <mi mathvariant="italic">element</mi>
          </mrow>
          <mrow>
            <mi mathvariant="italic">Total</mi>
            <mi mathvariant="italic">number</mi>
            <mi mathvariant="italic">of</mi>
            <mrow>
              <mi mathvariant="italic">Moles</mi>
              <mo stretchy="false">∈</mo>
              <mi mathvariant="italic">the</mi>
            </mrow>
            <mi mathvariant="italic">reaction</mi>
          </mrow>
        </mfrac>
      </mrow>
    </mrow>
    <annotation encoding="StarMath 5.0">Mole fraction of an element = { Number of moles of that element } over { Total number of Moles in the reaction }</annotation>
  </semantics>
</math>
</file>

<file path=Object 7/content.xml><?xml version="1.0" encoding="utf-8"?>
<math xmlns="http://www.w3.org/1998/Math/MathML" display="block">
  <semantics>
    <mrow>
      <mrow>
        <mi mathvariant="italic">pH</mi>
        <mo stretchy="false">=</mo>
        <mrow>
          <mo stretchy="false">−</mo>
          <mi>log</mi>
        </mrow>
      </mrow>
      <mrow>
        <mo fence="true" form="prefix" stretchy="false">[</mo>
        <mrow>
          <msup>
            <mi>H</mi>
            <mi>+</mi>
          </msup>
        </mrow>
        <mo fence="true" form="postfix" stretchy="false">]</mo>
      </mrow>
    </mrow>
    <annotation encoding="StarMath 5.0">pH = -log[ H^ %Ux002B ]</annotation>
  </semantics>
</math>
</file>

<file path=Object 8/content.xml><?xml version="1.0" encoding="utf-8"?>
<math xmlns="http://www.w3.org/1998/Math/MathML" display="block">
  <semantics>
    <mrow>
      <mrow>
        <mi mathvariant="italic">POH</mi>
        <mo stretchy="false">=</mo>
        <mrow>
          <mo stretchy="false">−</mo>
          <mi>log</mi>
        </mrow>
      </mrow>
      <mrow>
        <mo fence="true" form="prefix" stretchy="false">[</mo>
        <mrow>
          <msup>
            <mi mathvariant="italic">OH</mi>
            <mi mathvariant="normal">-</mi>
          </msup>
        </mrow>
        <mo fence="true" form="postfix" stretchy="false">]</mo>
      </mrow>
    </mrow>
    <annotation encoding="StarMath 5.0">POH = -log[ OH^ %Ux002D  ]</annotation>
  </semantics>
</math>
</file>

<file path=Object 9/content.xml><?xml version="1.0" encoding="utf-8"?>
<math xmlns="http://www.w3.org/1998/Math/MathML" display="block">
  <semantics>
    <mrow>
      <mi mathvariant="italic">Dissolvation</mi>
      <mi mathvariant="italic">rate</mi>
      <mi>,</mi>
      <mrow>
        <mi>α</mi>
        <mo stretchy="false">=</mo>
        <mfrac>
          <mrow>
            <mi mathvariant="italic">Dissolved</mi>
            <mi mathvariant="italic">moles</mi>
            <mi mathvariant="italic">of</mi>
            <mi mathvariant="italic">Acid</mi>
            <mtext>or</mtext>
            <mi mathvariant="italic">Base</mi>
          </mrow>
          <mrow>
            <mi mathvariant="italic">Total</mi>
            <mi mathvariant="italic">moles</mi>
            <mi mathvariant="italic">of</mi>
            <mi mathvariant="italic">Acid</mi>
            <mtext>or</mtext>
            <mi mathvariant="italic">Base</mi>
          </mrow>
        </mfrac>
      </mrow>
    </mrow>
    <annotation encoding="StarMath 5.0">Dissolvation rate, %alpha = { Dissolved moles of Acid "or" Base } over { Total moles of Acid "or" Base }</annotation>
  </semantics>
</math>
</file>